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af44" officeooo:paragraph-rsid="0015af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blic – Capitalized prefix or Capitalized with no prefix </text:p>
      <text:p text:style-name="P1">my or m_ – private class member</text:p>
      <text:p text:style-name="P1">the, l_ <text:s/>or typed prefix – local</text:p>
      <text:p text:style-name="P1">arg or p_ – argument (p by ref, arg by val) ** in GAMBAS use () around an argument to protect it e.g.,<text:tab/><text:tab/><text:tab/> myFunction(7, (x))</text:p>
      <text:p text:style-name="P1">ret_ – return val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03:05:53.128817401</meta:creation-date>
    <dc:date>2019-03-17T03:11:32.075321845</dc:date>
    <meta:editing-duration>PT5M39S</meta:editing-duration>
    <meta:editing-cycles>1</meta:editing-cycles>
    <meta:document-statistic meta:table-count="0" meta:image-count="0" meta:object-count="0" meta:page-count="1" meta:paragraph-count="5" meta:word-count="47" meta:character-count="264" meta:non-whitespace-character-count="212"/>
    <meta:generator>LibreOffice/6.0.7.3$Linux_X86_64 LibreOffice_project/00m0$Build-3</meta:generator>
  </office:meta>
</office:document-meta>
</file>